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1/4mile</text:p>
          </table:table-cell>
          <table:table-cell office:value-type="float" office:value="4">
            <text:p>4</text:p>
          </table:table-cell>
          <table:table-cell>
            <draw:frame table:end-cell-address="Sheet1.L48" table:end-x="0.815in" table:end-y="0.0941in" draw:z-index="0" draw:style-name="gr1" svg:width="8.7772in" svg:height="8.4091in" svg:x="0.0394in" svg:y="0.0417in">
              <draw:object draw:notify-on-update-of-ranges="Sheet1.A1:Sheet1.A16 Sheet1.B1:Sheet1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/2miles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1.5km-1mile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2miles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3miles-5km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4miles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5miles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6miles-10km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string">
            <text:p>7-8mil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15km-10miles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1-13.1miles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25km-15miles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30km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26.2miles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50km-40mile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50miles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02/28/2009</text:date>, <text:time>08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2-26T19:59:01</meta:creation-date>
    <dc:date>2009-02-28T08:28:58</dc:date>
    <meta:editing-cycles>4</meta:editing-cycles>
    <meta:editing-duration>PT31M17S</meta:editing-duration>
    <meta:user-defined meta:name="Info 1"/>
    <meta:user-defined meta:name="Info 2"/>
    <meta:user-defined meta:name="Info 3"/>
    <meta:user-defined meta:name="Info 4"/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295cm" svg:height="21.36cm" chart:class="chart:bar" chart:style-name="ch1">
        <chart:legend chart:legend-position="end" svg:x="20.01cm" svg:y="10.373cm" chart:style-name="ch2"/>
        <chart:plot-area chart:style-name="ch3" table:cell-range-address="Sheet1.A1:Sheet1.B16" chart:data-source-has-labels="column" svg:x="0.445cm" svg:y="0.427cm" svg:width="19.12cm" svg:height="20.078cm">
          <chart:axis chart:dimension="x" chart:name="primary-x" chart:style-name="ch4">
            <chart:categories table:cell-range-address="Sheet1.A1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/4mi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/2mile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5km-1mile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mile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miles-5km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mile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miles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miles-10km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-8mile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km-10mile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-13.1miles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km-15mile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k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.2mile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km-40mil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mi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